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529" officeooo:paragraph-rsid="000c8529"/>
    </style:style>
    <style:style style:name="P2" style:family="paragraph" style:parent-style-name="Standard">
      <style:text-properties officeooo:rsid="000c8529" officeooo:paragraph-rsid="00107373"/>
    </style:style>
    <style:style style:name="P3" style:family="paragraph" style:parent-style-name="Standard">
      <style:text-properties officeooo:rsid="000c8529" officeooo:paragraph-rsid="00123aac"/>
    </style:style>
    <style:style style:name="P4" style:family="paragraph" style:parent-style-name="Standard">
      <style:paragraph-properties fo:text-align="justify" style:justify-single-word="false"/>
      <style:text-properties officeooo:rsid="000c8529" officeooo:paragraph-rsid="0012a148"/>
    </style:style>
    <style:style style:name="P5" style:family="paragraph" style:parent-style-name="Standard">
      <style:paragraph-properties fo:text-align="justify" style:justify-single-word="false"/>
      <style:text-properties officeooo:rsid="000c8529" officeooo:paragraph-rsid="00135015"/>
    </style:style>
    <style:style style:name="P6" style:family="paragraph" style:parent-style-name="Standard">
      <style:paragraph-properties fo:text-align="justify" style:justify-single-word="false"/>
      <style:text-properties officeooo:rsid="000c8529" officeooo:paragraph-rsid="00157479"/>
    </style:style>
    <style:style style:name="P7" style:family="paragraph" style:parent-style-name="Standard">
      <style:text-properties officeooo:rsid="000c8529" officeooo:paragraph-rsid="0012a148"/>
    </style:style>
    <style:style style:name="P8" style:family="paragraph" style:parent-style-name="Standard">
      <style:text-properties officeooo:rsid="000c8529" officeooo:paragraph-rsid="00135015"/>
    </style:style>
    <style:style style:name="P9" style:family="paragraph" style:parent-style-name="Standard">
      <style:text-properties officeooo:rsid="000c8529" officeooo:paragraph-rsid="00138e8a"/>
    </style:style>
    <style:style style:name="P10" style:family="paragraph" style:parent-style-name="Standard">
      <style:text-properties officeooo:rsid="000c8529" officeooo:paragraph-rsid="00157479"/>
    </style:style>
    <style:style style:name="P11" style:family="paragraph" style:parent-style-name="Standard">
      <style:text-properties officeooo:rsid="000c8529" officeooo:paragraph-rsid="001990f7"/>
    </style:style>
    <style:style style:name="P12" style:family="paragraph" style:parent-style-name="Standard">
      <style:text-properties officeooo:rsid="000c8529" officeooo:paragraph-rsid="00200d32"/>
    </style:style>
    <style:style style:name="P13" style:family="paragraph" style:parent-style-name="Standard">
      <style:text-properties officeooo:rsid="00107373" officeooo:paragraph-rsid="00123aac"/>
    </style:style>
    <style:style style:name="P14" style:family="paragraph" style:parent-style-name="Standard">
      <style:paragraph-properties fo:text-align="justify" style:justify-single-word="false"/>
      <style:text-properties officeooo:rsid="00107373" officeooo:paragraph-rsid="00123aac"/>
    </style:style>
    <style:style style:name="P15" style:family="paragraph" style:parent-style-name="Standard">
      <style:paragraph-properties fo:text-align="justify" style:justify-single-word="false"/>
      <style:text-properties officeooo:rsid="00107373" officeooo:paragraph-rsid="0012a148"/>
    </style:style>
    <style:style style:name="P16" style:family="paragraph" style:parent-style-name="Standard">
      <style:paragraph-properties fo:text-align="justify" style:justify-single-word="false"/>
      <style:text-properties officeooo:rsid="00107373" officeooo:paragraph-rsid="00135015"/>
    </style:style>
    <style:style style:name="P17" style:family="paragraph" style:parent-style-name="Standard">
      <style:paragraph-properties fo:text-align="justify" style:justify-single-word="false"/>
      <style:text-properties officeooo:rsid="00107373" officeooo:paragraph-rsid="00138e8a"/>
    </style:style>
    <style:style style:name="P18" style:family="paragraph" style:parent-style-name="Standard">
      <style:text-properties officeooo:rsid="00107373" officeooo:paragraph-rsid="0012a148"/>
    </style:style>
    <style:style style:name="P19" style:family="paragraph" style:parent-style-name="Standard">
      <style:text-properties officeooo:rsid="00107373" officeooo:paragraph-rsid="00135015"/>
    </style:style>
    <style:style style:name="P20" style:family="paragraph" style:parent-style-name="Standard">
      <style:text-properties officeooo:rsid="00107373" officeooo:paragraph-rsid="00138e8a"/>
    </style:style>
    <style:style style:name="P21" style:family="paragraph" style:parent-style-name="Standard">
      <style:text-properties officeooo:rsid="00107373" officeooo:paragraph-rsid="001990f7"/>
    </style:style>
    <style:style style:name="P22" style:family="paragraph" style:parent-style-name="Standard">
      <style:text-properties officeooo:rsid="00107373" officeooo:paragraph-rsid="00200d32"/>
    </style:style>
    <style:style style:name="P23" style:family="paragraph" style:parent-style-name="Standard">
      <style:paragraph-properties fo:text-align="justify" style:justify-single-word="false"/>
      <style:text-properties officeooo:rsid="00123aac" officeooo:paragraph-rsid="00123aac"/>
    </style:style>
    <style:style style:name="P24" style:family="paragraph" style:parent-style-name="Standard">
      <style:paragraph-properties fo:text-align="justify" style:justify-single-word="false"/>
      <style:text-properties officeooo:rsid="00123aac" officeooo:paragraph-rsid="0012a148"/>
    </style:style>
    <style:style style:name="P25" style:family="paragraph" style:parent-style-name="Standard">
      <style:paragraph-properties fo:text-align="justify" style:justify-single-word="false"/>
      <style:text-properties officeooo:rsid="00123aac" officeooo:paragraph-rsid="00135015"/>
    </style:style>
    <style:style style:name="P26" style:family="paragraph" style:parent-style-name="Standard">
      <style:paragraph-properties fo:text-align="justify" style:justify-single-word="false"/>
      <style:text-properties officeooo:rsid="00123aac" officeooo:paragraph-rsid="00138e8a"/>
    </style:style>
    <style:style style:name="P27" style:family="paragraph" style:parent-style-name="Standard">
      <style:paragraph-properties fo:text-align="justify" style:justify-single-word="false"/>
      <style:text-properties officeooo:rsid="00123aac" officeooo:paragraph-rsid="001990f7"/>
    </style:style>
    <style:style style:name="P28" style:family="paragraph" style:parent-style-name="Standard">
      <style:paragraph-properties fo:text-align="justify" style:justify-single-word="false"/>
      <style:text-properties officeooo:rsid="00123aac" officeooo:paragraph-rsid="00199d4b"/>
    </style:style>
    <style:style style:name="P29" style:family="paragraph" style:parent-style-name="Standard">
      <style:paragraph-properties fo:text-align="justify" style:justify-single-word="false"/>
      <style:text-properties officeooo:rsid="00123aac" officeooo:paragraph-rsid="00200d32"/>
    </style:style>
    <style:style style:name="P30" style:family="paragraph" style:parent-style-name="Standard">
      <style:text-properties officeooo:rsid="00123aac" officeooo:paragraph-rsid="00123aac"/>
    </style:style>
    <style:style style:name="P31" style:family="paragraph" style:parent-style-name="Standard">
      <style:text-properties officeooo:rsid="00123aac" officeooo:paragraph-rsid="0012a148"/>
    </style:style>
    <style:style style:name="P32" style:family="paragraph" style:parent-style-name="Standard">
      <style:text-properties officeooo:rsid="00123aac" officeooo:paragraph-rsid="00135015"/>
    </style:style>
    <style:style style:name="P33" style:family="paragraph" style:parent-style-name="Standard">
      <style:text-properties officeooo:rsid="00123aac" officeooo:paragraph-rsid="00138e8a"/>
    </style:style>
    <style:style style:name="P34" style:family="paragraph" style:parent-style-name="Standard">
      <style:text-properties officeooo:rsid="00123aac" officeooo:paragraph-rsid="001990f7"/>
    </style:style>
    <style:style style:name="P35" style:family="paragraph" style:parent-style-name="Standard">
      <style:text-properties officeooo:rsid="00123aac" officeooo:paragraph-rsid="00200d32"/>
    </style:style>
    <style:style style:name="P36" style:family="paragraph" style:parent-style-name="Standard">
      <style:text-properties officeooo:rsid="00123aac" officeooo:paragraph-rsid="002031d5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0c8529" officeooo:paragraph-rsid="000c8529" style:font-weight-asian="bold" style:font-weight-complex="bold"/>
    </style:style>
    <style:style style:name="P38" style:family="paragraph" style:parent-style-name="Standard">
      <style:text-properties officeooo:rsid="000e83a0" officeooo:paragraph-rsid="00157479"/>
    </style:style>
    <style:style style:name="P39" style:family="paragraph" style:parent-style-name="Standard">
      <style:text-properties officeooo:rsid="000e83a0" officeooo:paragraph-rsid="001990f7"/>
    </style:style>
    <style:style style:name="P40" style:family="paragraph" style:parent-style-name="Standard">
      <style:text-properties officeooo:rsid="0017c241" officeooo:paragraph-rsid="00200d32"/>
    </style:style>
    <style:style style:name="P41" style:family="paragraph" style:parent-style-name="Standard">
      <style:text-properties officeooo:rsid="0017c241" officeooo:paragraph-rsid="002031d5"/>
    </style:style>
    <style:style style:name="T1" style:family="text">
      <style:text-properties officeooo:rsid="00107373"/>
    </style:style>
    <style:style style:name="T2" style:family="text">
      <style:text-properties officeooo:rsid="0012a148"/>
    </style:style>
    <style:style style:name="T3" style:family="text">
      <style:text-properties officeooo:rsid="00135015"/>
    </style:style>
    <style:style style:name="T4" style:family="text">
      <style:text-properties officeooo:rsid="00157479"/>
    </style:style>
    <style:style style:name="T5" style:family="text">
      <style:text-properties officeooo:rsid="0017c241"/>
    </style:style>
    <style:style style:name="T6" style:family="text">
      <style:text-properties officeooo:rsid="00199d4b"/>
    </style:style>
    <style:style style:name="T7" style:family="text">
      <style:text-properties officeooo:rsid="0019f5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s – Sérgio e Rogers</text:p>
      <text:p text:style-name="P37">Linhas de Projetos </text:p>
      <text:p text:style-name="P2"><text:tab/>1- Robótica <text:span text:style-name="T1">Educacional </text:span></text:p>
      <text:p text:style-name="P2"><text:tab/></text:p>
      <text:p text:style-name="P14"><text:tab/>Previa do projeto : <text:s/></text:p>
      <text:p text:style-name="P23"><text:tab/><text:tab/>Por meio de microcontroladores , tal como Arduíno , juntamente com componentes <text:tab/><text:tab/>mecânicos desenvolver robôs com habilidades de empenhar uma tarefa pré- <text:s text:c="8"/><text:tab/><text:tab/>programada.</text:p>
      <text:p text:style-name="P13"/>
      <text:p text:style-name="P23"><text:tab/>Habilidades estimuladas: </text:p>
      <text:p text:style-name="P23"><text:tab/><text:tab/>Programação em nível inicial → por meio de linguagem como python , c++ , scratch.</text:p>
      <text:p text:style-name="P14"><text:tab/><text:tab/>Desenvolvimento logico e raciocínio → montagem das peças mecânicas e <text:tab/><text:tab/><text:tab/>microcontrolador.</text:p>
      <text:p text:style-name="P3"><text:tab/></text:p>
      <text:p text:style-name="P30"><text:tab/>Publico Alvo:</text:p>
      <text:p text:style-name="P3"><text:tab/><text:tab/><text:span text:style-name="T2">De 8 a 18 anos de idade.</text:span></text:p>
      <text:p text:style-name="P3"><text:tab/></text:p>
      <text:p text:style-name="P3"/>
      <text:p text:style-name="P7"><text:tab/>2- <text:span text:style-name="T2">Faça Você Mesmo (Do it yourself)</text:span></text:p>
      <text:p text:style-name="P15"><text:tab/></text:p>
      <text:p text:style-name="P15"><text:tab/>Previa do projeto : <text:s/></text:p>
      <text:p text:style-name="P24"><text:tab/><text:tab/>Estimular a criatividade para solucionar problemas do dia a dia por meio de <text:tab/><text:tab/><text:tab/>adaptações elaboradas em plataforma computacional e prototipadas por meio de <text:tab/><text:tab/><text:tab/>impressão 3d </text:p>
      <text:p text:style-name="P18"/>
      <text:p text:style-name="P24"><text:tab/>Habilidades estimuladas: </text:p>
      <text:p text:style-name="P24"><text:tab/><text:tab/><text:span text:style-name="T1">Desenvolvimento logico e raciocínio → montagem das peças mecânicas.</text:span></text:p>
      <text:p text:style-name="P4"><text:tab/><text:tab/><text:span text:style-name="T2">Desenvolvimento artístico → produção e desenvolvimento de protótipos via <text:tab/><text:tab/><text:tab/>programas tais como blender , solidworks e autodesk</text:span></text:p>
      <text:p text:style-name="P7"><text:tab/></text:p>
      <text:p text:style-name="P31"><text:tab/>Publico Alvo:</text:p>
      <text:p text:style-name="P7"><text:tab/><text:tab/><text:span text:style-name="T2">Começa aos 8 anos, final indeterminado.</text:span></text:p>
      <text:p text:style-name="P7"/>
      <text:p text:style-name="P7"/>
      <text:p text:style-name="P1"><text:tab/>3- <text:span text:style-name="T3">Meu Jogo </text:span></text:p>
      <text:p text:style-name="P1"/>
      <text:p text:style-name="P16"><text:tab/>Previa do projeto : <text:s/></text:p>
      <text:p text:style-name="P25"><text:tab/><text:tab/>Criação e desenvolvimento de jogos eletrônicos , estimulando o aprendizado em <text:tab/><text:tab/><text:tab/>áreas tais como ciências da computação e raciocínio logico , além de incitar o <text:tab/><text:tab/><text:tab/>desenvolvimento artístico com a parte gráfica dos projetos.</text:p>
      <text:p text:style-name="P19"/>
      <text:p text:style-name="P25"><text:tab/>Habilidades estimuladas: </text:p>
      <text:p text:style-name="P25"><text:tab/><text:tab/><text:span text:style-name="T1">Desenvolvimento logico e raciocínio → montagem das peças mecânicas.</text:span></text:p>
      <text:p text:style-name="P5"><text:tab/><text:tab/><text:span text:style-name="T2">Desenvolvimento artístico → produção e desenvolvimento de protótipos via <text:tab/><text:tab/><text:tab/>programas tais como blender , solidworks e autodesk</text:span></text:p>
      <text:p text:style-name="P8"><text:tab/></text:p>
      <text:p text:style-name="P32"><text:tab/>Publico Alvo:</text:p>
      <text:p text:style-name="P8"><text:tab/><text:tab/><text:span text:style-name="T2">Começa aos 8 anos, final indeterminado.</text:span></text:p>
      <text:p text:style-name="P8"><text:line-break/></text:p>
      <text:p text:style-name="P8"/>
      <text:p text:style-name="P8"/>
      <text:p text:style-name="P10"><text:soft-page-break/><text:tab/>4- Planilha Financeira </text:p>
      <text:p text:style-name="P9"/>
      <text:p text:style-name="P17"><text:tab/>Previa do projeto : <text:s/></text:p>
      <text:p text:style-name="P26"><text:tab/><text:tab/>Elaboração e aprendizado sobre finanças, desde a entrada dos gastos domiciliares a <text:tab/><text:tab/>investimentos, juntamente com o desenvolvimento de habilidades em aplicativos de <text:tab/><text:tab/>planilhas eletrônicas , tal como excel e libreoffice calc.</text:p>
      <text:p text:style-name="P20"/>
      <text:p text:style-name="P26"><text:tab/>Habilidades estimuladas: </text:p>
      <text:p text:style-name="P26"><text:tab/><text:tab/><text:span text:style-name="T1">Desenvolvimento logico e raciocínio → Calculo financeiros.</text:span></text:p>
      <text:p text:style-name="P6"><text:tab/><text:tab/><text:span text:style-name="T4">Informática Básica → por meio de pacote Office.</text:span></text:p>
      <text:p text:style-name="P9"><text:tab/></text:p>
      <text:p text:style-name="P33"><text:tab/>Publico Alvo:</text:p>
      <text:p text:style-name="P9"><text:tab/><text:tab/><text:span text:style-name="T6">Acima de 18 anos</text:span></text:p>
      <text:p text:style-name="P9"/>
      <text:p text:style-name="P9"><text:tab/><text:span text:style-name="T7">(procurar previcel → xp investimentos)</text:span></text:p>
      <text:p text:style-name="P10"><text:tab/></text:p>
      <text:p text:style-name="P38"><text:tab/></text:p>
      <text:p text:style-name="P38"><text:tab/>5- Sistema de Segurança</text:p>
      <text:p text:style-name="P39"><text:tab/></text:p>
      <text:p text:style-name="P21"><text:tab/>Previa do projeto : <text:s/></text:p>
      <text:p text:style-name="P27"><text:tab/><text:tab/><text:span text:style-name="T6">Utilizando de um microcontrolador e um sistema de sensores , fazer um sistema <text:tab/><text:tab/><text:tab/>de segurança em casa , com acesso restrito a portas e janelas, para desenvolver <text:tab/><text:tab/><text:tab/>habilidades de programação. </text:span></text:p>
      <text:p text:style-name="P21"/>
      <text:p text:style-name="P27"><text:tab/>Habilidades estimuladas: </text:p>
      <text:p text:style-name="P28"><text:tab/><text:tab/>Programação em nível inicial → por meio de linguagem como python , c++ , scratch.</text:p>
      <text:p text:style-name="P28"><text:span text:style-name="T1"><text:tab/><text:tab/>Desenvolvimento logico e raciocínio → montagem das peças mecânicas e <text:tab/><text:tab/><text:tab/>microcontrolador.</text:span><text:tab/></text:p>
      <text:p text:style-name="P11"><text:tab/></text:p>
      <text:p text:style-name="P34"><text:tab/>Publico Alvo:</text:p>
      <text:p text:style-name="P34"><text:tab/><text:tab/><text:span text:style-name="T6">Acima de 18 anos</text:span></text:p>
      <text:p text:style-name="P34"/>
      <text:p text:style-name="P34"><text:tab/></text:p>
      <text:p text:style-name="P34"><text:tab/></text:p>
      <text:p text:style-name="P10"><text:tab/><text:span text:style-name="T5">6- Currículo Vitae e Portfólio</text:span></text:p>
      <text:p text:style-name="P39"/>
      <text:p text:style-name="P21"><text:tab/>Previa do projeto : <text:s/></text:p>
      <text:p text:style-name="P27"><text:tab/><text:tab/><text:span text:style-name="T6">Por meio de ferramentas de projeto tais como </text:span></text:p>
      <text:p text:style-name="P21"/>
      <text:p text:style-name="P27"><text:tab/>Habilidades estimuladas: </text:p>
      <text:p text:style-name="P27"><text:tab/><text:tab/></text:p>
      <text:p text:style-name="P11"><text:tab/></text:p>
      <text:p text:style-name="P34"><text:tab/>Publico Alvo:</text:p>
      <text:p text:style-name="P35"><text:tab/><text:tab/><text:span text:style-name="T6">Acima de 18 anos</text:span></text:p>
      <text:p text:style-name="P35"/>
      <text:p text:style-name="P34"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10"><text:tab/><text:span text:style-name="T5">7 - Facilitando sua Vida → Smarthphone 3.0</text:span></text:p>
      <text:p text:style-name="P11"><text:tab/></text:p>
      <text:p text:style-name="P21"><text:tab/>Previa do projeto : <text:s/></text:p>
      <text:p text:style-name="P27"><text:tab/><text:tab/></text:p>
      <text:p text:style-name="P21"/>
      <text:p text:style-name="P27"><text:tab/>Habilidades estimuladas: </text:p>
      <text:p text:style-name="P27"><text:tab/><text:tab/></text:p>
      <text:p text:style-name="P11"><text:tab/></text:p>
      <text:p text:style-name="P34"><text:tab/>Publico Alvo:</text:p>
      <text:p text:style-name="P34"/>
      <text:p text:style-name="P34"/>
      <text:p text:style-name="P40"><text:tab/>8 - Comercio 6.0 → Vendendo Arte e Serviços Online na Terceira Idade</text:p>
      <text:p text:style-name="P12"><text:tab/></text:p>
      <text:p text:style-name="P22"><text:tab/>Previa do projeto : <text:s/></text:p>
      <text:p text:style-name="P29"><text:tab/><text:tab/></text:p>
      <text:p text:style-name="P22"/>
      <text:p text:style-name="P29"><text:tab/>Habilidades estimuladas: </text:p>
      <text:p text:style-name="P29"><text:tab/><text:tab/></text:p>
      <text:p text:style-name="P12"><text:tab/></text:p>
      <text:p text:style-name="P35"><text:tab/>Publico Alvo:</text:p>
      <text:p text:style-name="P34"><text:tab/><text:tab/></text:p>
      <text:p text:style-name="P36"><text:tab/></text:p>
      <text:p text:style-name="P41"><text:tab/>9 - <text:s/></text:p>
      <text:p text:style-name="P12"><text:tab/></text:p>
      <text:p text:style-name="P22"><text:tab/>Previa do projeto : <text:s/></text:p>
      <text:p text:style-name="P29"><text:tab/><text:tab/></text:p>
      <text:p text:style-name="P22"/>
      <text:p text:style-name="P29"><text:tab/>Habilidades estimuladas: </text:p>
      <text:p text:style-name="P29"><text:tab/><text:tab/></text:p>
      <text:p text:style-name="P12"><text:tab/></text:p>
      <text:p text:style-name="P35"><text:tab/>Publico Alvo:</text:p>
      <text:p text:style-name="P35"><text:tab/><text:tab/></text:p>
      <text:p text:style-name="P3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3:23:35.157726830</meta:creation-date>
    <dc:date>2019-07-26T11:21:58.414029192</dc:date>
    <meta:editing-duration>PT6H5M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432" meta:character-count="3014" meta:non-whitespace-character-count="2436"/>
  </office:meta>
</office:document-meta>
</file>